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75f87"/>
    </style:style>
    <style:style style:name="gr2" style:family="graphic" style:parent-style-name="standard">
      <style:graphic-properties draw:stroke="none" svg:stroke-width="0.002cm" draw:fill-color="#add6e7"/>
    </style:style>
    <style:style style:name="gr3" style:family="graphic" style:parent-style-name="standard">
      <style:graphic-properties draw:stroke="none" svg:stroke-width="0.002cm" draw:fill-color="#1c96cc"/>
    </style:style>
    <style:style style:name="gr4" style:family="graphic" style:parent-style-name="standard">
      <style:graphic-properties draw:stroke="none" svg:stroke-width="0.002cm" draw:fill-color="#3cafe4"/>
    </style:style>
    <style:style style:name="gr5" style:family="graphic" style:parent-style-name="standard">
      <style:graphic-properties draw:stroke="none" svg:stroke-width="0.002cm" draw:fill-color="#e1e1e1"/>
    </style:style>
    <style:style style:name="gr6" style:family="graphic" style:parent-style-name="standard">
      <style:graphic-properties draw:stroke="none" svg:stroke-width="0.002cm" draw:fill-color="#000000"/>
    </style:style>
  </office:automatic-styles>
  <office:body>
    <office:drawing>
      <draw:page draw:name="page1" draw:style-name="dp1" draw:master-page-name="Default">
        <draw:g>
          <draw:glue-point draw:id="4" svg:x="-0.478cm" svg:y="-5cm"/>
          <draw:glue-point draw:id="5" svg:x="1.868cm" svg:y="-5cm"/>
          <draw:glue-point draw:id="6" svg:x="0.695cm" svg:y="-5cm"/>
          <draw:glue-point draw:id="7" svg:x="-4.957cm" svg:y="5cm"/>
          <draw:glue-point draw:id="8" svg:x="3.558cm" svg:y="5cm"/>
          <draw:glue-point draw:id="9" svg:x="-0.699cm" svg:y="5cm"/>
          <draw:glue-point draw:id="10" svg:x="-5cm" svg:y="-1.557cm"/>
          <draw:glue-point draw:id="11" svg:x="-5cm" svg:y="1.699cm"/>
          <draw:glue-point draw:id="12" svg:x="5cm" svg:y="-3.019cm"/>
          <draw:glue-point draw:id="13" svg:x="5cm" svg:y="3.486cm"/>
          <draw:glue-point draw:id="14" svg:x="5cm" svg:y="0.233cm"/>
          <draw:glue-point draw:id="15" svg:x="-0.689cm" svg:y="0.814cm"/>
          <draw:polygon draw:style-name="gr1" draw:layer="layout" svg:width="0.293cm" svg:height="1.582cm" svg:x="1.73cm" svg:y="0.402cm" svg:viewBox="0 0 294 1583" draw:points="0,292 0,1583 294,1290 294,0 270,0">
            <text:p/>
          </draw:polygon>
          <draw:polygon draw:style-name="gr2" draw:layer="layout" svg:width="0.013cm" svg:height="1.305cm" svg:x="1.724cm" svg:y="0.695cm" svg:viewBox="0 0 14 1306" draw:points="12,1295 14,1290 14,0 0,0 0,1290 12,1295 0,1290 0,1306">
            <text:p/>
          </draw:polygon>
          <draw:polygon draw:style-name="gr2" draw:layer="layout" svg:width="0.303cm" svg:height="0.301cm" svg:x="1.726cm" svg:y="1.688cm" svg:viewBox="0 0 304 302" draw:points="304,4 293,0 0,292 9,302 302,8 304,4 302,8 304,7">
            <text:p/>
          </draw:polygon>
          <draw:polygon draw:style-name="gr2" draw:layer="layout" svg:width="0.012cm" svg:height="1.296cm" svg:x="2.016cm" svg:y="0.396cm" svg:viewBox="0 0 13 1297" draw:points="6,0 0,6 0,1297 13,1297 13,6 6,0 13,6 13,0">
            <text:p/>
          </draw:polygon>
          <draw:polygon draw:style-name="gr2" draw:layer="layout" svg:width="0.023cm" svg:height="0.013cm" svg:x="1.999cm" svg:y="0.396cm" svg:viewBox="0 0 24 14" draw:points="0,14 24,14 24,0 0,0">
            <text:p/>
          </draw:polygon>
          <draw:polygon draw:style-name="gr3" draw:layer="layout" svg:width="1.715cm" svg:height="1.29cm" svg:x="0.015cm" svg:y="0.695cm" svg:viewBox="0 0 1716 1291" draw:points="1716,1291 1716,0 0,0 0,1291">
            <text:p/>
          </draw:polygon>
          <draw:polygon draw:style-name="gr2" draw:layer="layout" svg:width="0.013cm" svg:height="1.296cm" svg:x="1.724cm" svg:y="0.689cm" svg:viewBox="0 0 14 1297" draw:points="6,0 0,6 0,1297 14,1297 14,6 6,0 14,6 14,0">
            <text:p/>
          </draw:polygon>
          <draw:polygon draw:style-name="gr2" draw:layer="layout" svg:width="1.721cm" svg:height="0.012cm" svg:x="0.009cm" svg:y="0.689cm" svg:viewBox="0 0 1722 13" draw:points="0,6 6,13 1722,13 1722,0 6,0 0,6 6,0 0,0">
            <text:p/>
          </draw:polygon>
          <draw:polygon draw:style-name="gr2" draw:layer="layout" svg:width="0.013cm" svg:height="1.296cm" svg:x="0.009cm" svg:y="0.695cm" svg:viewBox="0 0 14 1297" draw:points="7,1297 14,1290 14,0 0,0 0,1290 7,1297 0,1290 0,1297">
            <text:p/>
          </draw:polygon>
          <draw:polygon draw:style-name="gr2" draw:layer="layout" svg:width="1.721cm" svg:height="0.012cm" svg:x="0.015cm" svg:y="1.979cm" svg:viewBox="0 0 1722 13" draw:points="1722,6 1715,0 0,0 0,13 1715,13 1722,6 1715,13 1722,13">
            <text:p/>
          </draw:polygon>
          <draw:polygon draw:style-name="gr4" draw:layer="layout" svg:width="1.984cm" svg:height="0.292cm" svg:x="0.015cm" svg:y="0.402cm" svg:viewBox="0 0 1985 293" draw:points="1985,0 293,0 0,293 1715,293">
            <text:p/>
          </draw:polygon>
          <draw:polygon draw:style-name="gr2" draw:layer="layout" svg:width="1.696cm" svg:height="0.013cm" svg:x="0.303cm" svg:y="0.396cm" svg:viewBox="0 0 1697 14" draw:points="0,2 4,14 1697,14 1697,0 4,0 0,2 4,0 1,0">
            <text:p/>
          </draw:polygon>
          <draw:polygon draw:style-name="gr2" draw:layer="layout" svg:width="0.312cm" svg:height="0.303cm" svg:x="0cm" svg:y="0.398cm" svg:viewBox="0 0 313 304" draw:points="15,304 19,302 313,8 304,0 10,293 15,304 10,293 0,304">
            <text:p/>
          </draw:polygon>
          <draw:polygon draw:style-name="gr2" draw:layer="layout" svg:width="1.72cm" svg:height="0.012cm" svg:x="0.015cm" svg:y="0.689cm" svg:viewBox="0 0 1721 13" draw:points="1721,10 1715,0 0,0 0,13 1715,13 1721,10 1715,13 1719,13">
            <text:p/>
          </draw:polygon>
          <draw:polygon draw:style-name="gr2" draw:layer="layout" svg:width="0.289cm" svg:height="0.303cm" svg:x="1.725cm" svg:y="0.396cm" svg:viewBox="0 0 290 304" draw:points="275,0 270,2 0,295 9,304 280,10 275,0 280,10 290,0">
            <text:p/>
          </draw:polygon>
          <draw:polygon draw:style-name="gr5" draw:layer="layout" svg:width="1.415cm" svg:height="0.991cm" svg:x="0.165cm" svg:y="0.844cm" svg:viewBox="0 0 1416 992" draw:points="1416,992 1416,0 0,0 0,992">
            <text:p/>
          </draw:polygon>
          <draw:polygon draw:style-name="gr2" draw:layer="layout" svg:width="0.013cm" svg:height="0.997cm" svg:x="1.574cm" svg:y="0.838cm" svg:viewBox="0 0 14 998" draw:points="6,0 0,5 0,998 14,998 14,5 6,0 14,5 14,0">
            <text:p/>
          </draw:polygon>
          <draw:polygon draw:style-name="gr2" draw:layer="layout" svg:width="1.422cm" svg:height="0.012cm" svg:x="0.158cm" svg:y="0.838cm" svg:viewBox="0 0 1423 13" draw:points="0,6 6,13 1423,13 1423,0 6,0 0,6 6,0 0,0">
            <text:p/>
          </draw:polygon>
          <draw:polygon draw:style-name="gr2" draw:layer="layout" svg:width="0.012cm" svg:height="0.998cm" svg:x="0.158cm" svg:y="0.844cm" svg:viewBox="0 0 13 999" draw:points="6,999 13,992 13,0 0,0 0,992 6,999 0,992 0,999">
            <text:p/>
          </draw:polygon>
          <draw:polygon draw:style-name="gr2" draw:layer="layout" svg:width="1.422cm" svg:height="0.013cm" svg:x="0.165cm" svg:y="1.829cm" svg:viewBox="0 0 1423 14" draw:points="1423,6 1416,0 0,0 0,14 1416,14 1423,6 1416,14 1423,14">
            <text:p/>
          </draw:polygon>
          <draw:polygon draw:style-name="gr2" draw:layer="layout" svg:width="0.013cm" svg:height="0.991cm" svg:x="1.574cm" svg:y="0.844cm" svg:viewBox="0 0 14 992" draw:points="0,0 0,992 14,992 14,0">
            <text:p/>
          </draw:polygon>
          <draw:polygon draw:style-name="gr3" draw:layer="layout" svg:width="0.456cm" svg:height="0.412cm" svg:x="0.67cm" svg:y="0.256cm" svg:viewBox="0 0 457 413" draw:points="457,413 457,0 0,0 0,413">
            <text:p/>
          </draw:polygon>
          <draw:polygon draw:style-name="gr2" draw:layer="layout" svg:width="0.013cm" svg:height="0.418cm" svg:x="1.12cm" svg:y="0.249cm" svg:viewBox="0 0 14 419" draw:points="7,0 0,6 0,419 14,419 14,6 7,0 14,6 14,0">
            <text:p/>
          </draw:polygon>
          <draw:polygon draw:style-name="gr2" draw:layer="layout" svg:width="0.463cm" svg:height="0.013cm" svg:x="0.664cm" svg:y="0.249cm" svg:viewBox="0 0 464 14" draw:points="0,7 6,14 464,14 464,0 6,0 0,7 6,0 0,0">
            <text:p/>
          </draw:polygon>
          <draw:polygon draw:style-name="gr2" draw:layer="layout" svg:width="0.012cm" svg:height="0.418cm" svg:x="0.664cm" svg:y="0.256cm" svg:viewBox="0 0 13 419" draw:points="6,419 13,412 13,0 0,0 0,412 6,419 0,412 0,419">
            <text:p/>
          </draw:polygon>
          <draw:polygon draw:style-name="gr2" draw:layer="layout" svg:width="0.463cm" svg:height="0.013cm" svg:x="0.67cm" svg:y="0.661cm" svg:viewBox="0 0 464 14" draw:points="464,6 457,0 0,0 0,14 457,14 464,6 457,14 464,14">
            <text:p/>
          </draw:polygon>
          <draw:polygon draw:style-name="gr4" draw:layer="layout" svg:width="0.708cm" svg:height="0.241cm" svg:x="0.67cm" svg:y="0.015cm" svg:viewBox="0 0 709 242" draw:points="709,0 252,0 0,242 456,242">
            <text:p/>
          </draw:polygon>
          <draw:polygon draw:style-name="gr2" draw:layer="layout" svg:width="0.461cm" svg:height="0.012cm" svg:x="0.917cm" svg:y="0.009cm" svg:viewBox="0 0 462 13" draw:points="0,1 4,13 462,13 462,0 4,0 0,1 4,0 1,0">
            <text:p/>
          </draw:polygon>
          <draw:polygon draw:style-name="gr2" draw:layer="layout" svg:width="0.272cm" svg:height="0.252cm" svg:x="0.654cm" svg:y="0.01cm" svg:viewBox="0 0 273 253" draw:points="15,253 19,251 273,9 264,0 11,242 15,253 11,242 0,253">
            <text:p/>
          </draw:polygon>
          <draw:polygon draw:style-name="gr2" draw:layer="layout" svg:width="0.461cm" svg:height="0.013cm" svg:x="0.67cm" svg:y="0.249cm" svg:viewBox="0 0 462 14" draw:points="462,11 457,0 0,0 0,14 457,14 462,11 457,14 460,14">
            <text:p/>
          </draw:polygon>
          <draw:polygon draw:style-name="gr2" draw:layer="layout" svg:width="0.271cm" svg:height="0.251cm" svg:x="1.122cm" svg:y="0.009cm" svg:viewBox="0 0 272 252" draw:points="256,0 252,1 0,243 8,252 260,10 256,0 260,10 272,0">
            <text:p/>
          </draw:polygon>
          <draw:polygon draw:style-name="gr1" draw:layer="layout" svg:width="0.252cm" svg:height="0.653cm" svg:x="1.126cm" svg:y="0.015cm" svg:viewBox="0 0 253 654" draw:points="0,241 0,654 253,412 253,0">
            <text:p/>
          </draw:polygon>
          <draw:polygon draw:style-name="gr2" draw:layer="layout" svg:width="0.013cm" svg:height="0.427cm" svg:x="1.12cm" svg:y="0.256cm" svg:viewBox="0 0 14 428" draw:points="11,417 14,413 14,0 0,0 0,413 11,417 0,413 0,428">
            <text:p/>
          </draw:polygon>
          <draw:polygon draw:style-name="gr2" draw:layer="layout" svg:width="0.263cm" svg:height="0.25cm" svg:x="1.122cm" svg:y="0.422cm" svg:viewBox="0 0 264 251" draw:points="264,4 252,0 0,241 8,251 261,9 264,4 261,9 264,7">
            <text:p/>
          </draw:polygon>
          <draw:polygon draw:style-name="gr2" draw:layer="layout" svg:width="0.013cm" svg:height="0.426cm" svg:x="1.372cm" svg:y="0cm" svg:viewBox="0 0 14 427" draw:points="2,10 0,14 0,427 14,427 14,14 2,10 14,14 14,0">
            <text:p/>
          </draw:polygon>
          <draw:polygon draw:style-name="gr2" draw:layer="layout" svg:width="0.262cm" svg:height="0.25cm" svg:x="1.12cm" svg:y="0.01cm" svg:viewBox="0 0 263 251" draw:points="0,246 10,251 263,9 254,0 2,242 0,246 2,242 0,243">
            <text:p/>
          </draw:polygon>
          <draw:polygon draw:style-name="gr4" draw:layer="layout" svg:width="0.235cm" svg:height="0.235cm" svg:x="0.792cm" svg:y="0.33cm" svg:viewBox="0 0 236 236" draw:points="236,117 236,124 235,130 234,135 233,141 232,147 230,153 228,158 226,163 224,169 221,174 219,179 215,183 212,188 209,192 205,196 201,201 197,205 193,209 188,212 184,215 179,218 174,221 169,224 163,226 158,228 153,230 147,232 141,233 136,234 130,235 124,235 118,236 111,235 106,235 99,234 94,233 88,232 83,230 77,228 72,226 66,224 61,221 57,218 51,215 47,212 42,209 38,205 34,201 30,196 27,192 23,188 20,183 17,179 14,174 11,169 9,163 7,158 5,153 3,147 2,141 1,135 0,130 0,124 0,117 0,112 0,105 1,100 2,94 3,88 5,83 7,77 9,72 11,67 14,62 17,56 20,52 23,47 27,43 30,39 34,34 38,31 42,27 47,23 51,20 57,17 61,14 66,12 72,9 77,7 83,5 88,4 94,2 99,1 106,0 111,0 118,0 124,0 130,0 136,1 141,2 147,4 153,5 158,7 163,9 169,12 174,14 179,17 184,20 188,23 193,27 197,31 201,34 205,39 209,43 212,47 215,52 219,56 221,62 224,67 226,72 228,77 230,83 232,88 233,94 234,100 235,105 236,112">
            <text:p/>
          </draw:polygon>
          <draw:polygon draw:style-name="gr6" draw:layer="layout" svg:width="0.236cm" svg:height="0.235cm" svg:x="0.731cm" svg:y="0.392cm" svg:viewBox="0 0 237 236" draw:points="237,118 236,124 236,130 235,136 234,141 232,147 231,153 229,158 227,164 224,169 222,174 219,179 216,184 213,188 209,193 206,197 202,201 198,205 194,208 189,212 184,215 179,218 174,221 169,224 164,227 159,228 153,230 148,232 142,233 136,234 130,235 124,236 118,236 112,236 106,235 100,234 94,233 88,232 83,230 77,228 72,227 67,224 62,221 57,218 52,215 47,212 43,208 39,205 34,201 30,197 27,193 23,188 20,184 17,179 14,174 12,169 8,164 7,158 5,153 3,147 2,141 1,136 0,130 0,124 0,118 0,111 0,106 1,99 2,94 3,88 5,82 7,77 8,71 12,66 14,61 17,57 20,52 23,47 27,42 30,38 34,34 39,30 43,26 47,23 52,20 57,17 62,14 67,11 72,9 77,6 83,5 88,3 94,2 100,1 106,0 112,0 118,0 124,0 130,0 136,1 142,2 148,3 153,5 159,6 164,9 169,11 174,14 179,17 184,20 189,23 194,26 198,30 202,34 206,38 209,42 213,47 216,52 219,57 222,61 224,66 227,71 229,77 231,82 232,88 234,94 235,99 236,106 236,111">
            <text:p/>
          </draw:polygon>
          <draw:polygon draw:style-name="gr2" draw:layer="layout" svg:width="0.124cm" svg:height="0.124cm" svg:x="0.849cm" svg:y="0.509cm" svg:viewBox="0 0 125 125" draw:points="0,125 2,125 6,124 9,124 12,124 15,123 18,123 22,122 25,122 28,121 31,120 34,120 37,119 39,118 42,117 45,116 48,115 51,113 54,112 56,111 59,109 62,108 64,106 67,105 69,103 72,101 74,99 77,98 79,96 81,94 83,92 86,90 88,88 90,86 92,83 94,81 96,79 98,77 100,74 102,71 103,69 105,67 106,64 108,62 110,59 111,56 112,54 114,51 115,48 116,45 117,43 118,39 119,37 120,34 120,31 121,28 122,25 123,22 123,18 123,15 124,12 124,9 125,6 125,3 125,0 112,0 112,2 112,5 111,8 111,11 111,14 110,17 110,19 110,22 109,25 108,27 107,30 107,33 106,35 105,38 104,40 103,43 102,46 100,48 99,51 98,53 97,55 95,58 94,60 93,62 91,64 90,66 88,69 86,71 85,73 83,75 80,77 79,79 77,81 75,82 73,84 71,86 69,88 67,89 65,91 62,93 60,94 58,95 55,97 53,98 51,99 48,100 46,102 43,103 41,104 38,105 35,106 33,107 30,107 28,108 25,109 22,109 19,110 17,110 14,111 11,111 8,111 5,111 2,111 0,112">
            <text:p/>
          </draw:polygon>
          <draw:polygon draw:style-name="gr2" draw:layer="layout" svg:width="0.124cm" svg:height="0.124cm" svg:x="0.724cm" svg:y="0.509cm" svg:viewBox="0 0 125 125" draw:points="0,0 0,3 0,6 0,9 0,12 1,15 1,18 1,22 2,25 3,28 3,31 4,34 5,37 6,39 7,43 8,45 9,48 11,51 12,54 13,56 15,59 16,62 18,64 19,67 21,69 23,71 24,74 26,77 28,79 30,81 32,83 34,86 36,88 38,90 41,92 43,94 45,96 47,98 50,99 52,101 55,103 57,105 60,106 62,108 65,109 68,111 70,112 73,113 76,115 79,116 81,117 84,118 87,119 90,120 94,120 96,121 99,122 102,122 105,123 109,123 112,124 115,124 118,124 121,125 125,125 125,112 121,111 119,111 116,111 113,111 110,111 108,110 105,110 102,109 99,109 96,108 94,107 91,107 88,106 86,105 83,104 81,103 78,102 76,100 74,99 71,98 69,97 66,95 64,94 62,93 60,91 58,89 55,88 53,86 51,84 49,82 47,81 45,79 44,77 41,75 40,73 38,71 36,69 35,66 33,64 31,62 30,60 29,58 27,55 26,53 25,51 24,48 22,46 22,43 20,40 19,38 19,35 18,33 17,30 16,27 15,25 14,22 14,19 13,17 13,14 13,11 12,8 12,5 12,2 12,0">
            <text:p/>
          </draw:polygon>
          <draw:polygon draw:style-name="gr2" draw:layer="layout" svg:width="0.124cm" svg:height="0.124cm" svg:x="0.724cm" svg:y="0.385cm" svg:viewBox="0 0 125 125" draw:points="125,0 121,0 118,0 115,0 112,0 109,1 105,1 102,2 99,2 96,3 94,4 90,5 87,5 84,7 81,7 79,9 76,10 73,11 70,12 68,13 65,15 62,16 60,18 57,19 55,21 52,23 50,25 47,26 45,28 43,30 41,32 38,34 36,36 34,38 32,40 30,43 28,45 26,47 24,50 23,52 21,55 19,57 18,60 16,62 15,65 13,68 12,71 11,73 9,76 8,79 7,82 6,85 5,88 4,90 3,93 3,96 2,99 1,102 1,106 1,109 0,112 0,115 0,118 0,121 0,125 12,125 12,122 12,119 12,116 13,113 13,110 13,107 14,105 14,102 15,99 16,96 17,94 18,91 19,89 19,86 20,84 22,81 22,78 24,76 25,73 26,71 27,69 29,66 30,64 31,62 33,60 35,57 36,55 38,53 40,51 41,49 44,47 45,45 47,43 49,42 51,40 53,38 55,36 58,35 60,33 62,32 64,30 66,29 69,28 71,26 74,25 76,23 78,22 81,21 83,20 86,19 88,18 91,18 94,17 96,16 99,15 102,15 105,14 108,14 110,13 113,13 116,13 119,13 121,13 125,13">
            <text:p/>
          </draw:polygon>
          <draw:polygon draw:style-name="gr2" draw:layer="layout" svg:width="0.124cm" svg:height="0.124cm" svg:x="0.849cm" svg:y="0.385cm" svg:viewBox="0 0 125 125" draw:points="125,125 125,121 125,118 124,115 124,112 123,109 123,106 123,102 122,99 121,96 120,93 120,90 119,88 118,85 117,82 116,79 115,76 114,73 112,71 111,68 110,65 108,62 106,60 105,57 103,55 102,52 100,50 98,47 96,45 94,43 92,40 90,38 88,36 86,34 83,32 81,30 79,28 77,26 74,25 72,23 69,21 67,19 64,18 62,16 59,15 56,13 54,12 51,11 48,10 45,9 42,7 39,7 37,5 34,5 31,4 28,3 25,2 22,2 18,1 15,1 12,0 9,0 6,0 2,0 0,0 0,13 2,13 5,13 8,13 11,13 14,13 17,14 19,14 22,15 25,15 28,16 30,17 33,18 35,18 38,19 41,20 43,21 46,22 48,23 51,25 53,26 55,28 58,29 60,30 62,32 65,33 67,35 69,36 71,38 73,40 75,42 77,43 79,45 80,47 83,49 85,51 86,53 88,55 90,57 91,60 93,62 94,64 95,66 97,69 98,71 99,73 100,76 102,78 103,81 104,84 105,86 106,89 107,91 107,94 108,96 109,99 110,102 110,105 110,107 111,110 111,113 111,116 112,119 112,122 112,125">
            <text:p/>
          </draw:polygon>
          <draw:polygon draw:style-name="gr1" draw:layer="layout" svg:width="1.422cm" svg:height="0.012cm" svg:x="0.158cm" svg:y="0.838cm" svg:viewBox="0 0 1423 13" draw:points="0,6 6,13 1423,13 1423,0 6,0 0,6 6,0 0,0">
            <text:p/>
          </draw:polygon>
          <draw:polygon draw:style-name="gr1" draw:layer="layout" svg:width="0.012cm" svg:height="0.991cm" svg:x="0.158cm" svg:y="0.844cm" svg:viewBox="0 0 13 992" draw:points="13,992 13,0 0,0 0,992">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H.323</dc:title>
    <meta:creation-date>2011-02-07T16:45:37</meta:creation-date>
    <meta:editing-duration>P0D</meta:editing-duration>
    <meta:editing-cycles>1</meta:editing-cycles>
    <meta:document-statistic meta:object-count="45"/>
    <meta:generator>OpenOffice.org/3.3$Linux OpenOffice.org_project/330m20$Build-9567</meta:generator>
  </office:meta>
</office:document-meta>
</file>